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T12" style:parent-style-name="Fuentedepárrafopredeter.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T18" style:parent-style-name="Fuentedepárrafopredeter.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ACTIVIDAD 11 ENTORNOS DE DESARROLLO</text:p>
      <text:p text:style-name="P2">Clasifica los siguientes lenguajes:</text:p>
      <text:p text:style-name="P3">- Java <text:s text:c="4"/>- Python <text:s text:c="7"/>- C# <text:s text:c="6"/>- C y C++ <text:s text:c="9"/>- JavaScript <text:s text:c="8"/>- PHP <text:s text:c="10"/>- VB .NET <text:s text:c="7"/>- Ruby</text:p>
      <text:p text:style-name="P4">por el número de ofertas de trabajo a nivel mundial en la plataforma linkedin.</text:p>
      <text:p text:style-name="P5">Realiza el mismo estudio a nivel español y compara los resultados.</text:p>
      <text:p text:style-name="P6"/>
      <text:p text:style-name="P7">Los lenguajes más demandados mundialmente<text:s/>son:</text:p>
      <text:p text:style-name="P8">En primer lugar, va JavaScript, seguido de Python y Java.</text:p>
      <text:p text:style-name="P9">El siguiente sería C#, seguido de PHP y C++</text:p>
      <text:p text:style-name="P10">Visual Basic .Net y Ruby son los últimos lenguajes más demandados mundialmente.</text:p>
      <text:p text:style-name="P11"/>
      <text:p text:style-name="Normal"><text:span text:style-name="T12">Sin embargo, en España, el que lidera es C.</text:span><text:span text:style-name="T13"><text:s/>Luego seguido de este, estaría Python y luego Java.</text:span></text:p>
      <text:p text:style-name="P14">El siguiente detrás de Java, sería C++ y después C#.</text:p>
      <text:p text:style-name="P15">Visual Basic es el lenguaje que le sigue y sorprendentemente, JavaScript está en este lugar, que mundialmente, es el<text:s/>primero<text:s/>más solicitado.</text:p>
      <text:p text:style-name="P16">Detrás de este, le sigue PHP y por último Ruby.</text:p>
      <text:p text:style-name="P17"/>
      <text:p text:style-name="Normal"><text:span text:style-name="T18">La diferencia entre España y mundialmente es considerable, ya que se diferencia bastante en la demanda de lenguajes. En España lidera C, mientras que mundialmente lidera JavaScript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gel manuel rey gamiz</meta:initial-creator>
    <dc:creator>angel manuel rey gamiz</dc:creator>
    <meta:creation-date>2021-09-27T08:29:00Z</meta:creation-date>
    <dc:date>2021-09-27T08:47:00Z</dc:date>
    <meta:template xlink:href="Normal" xlink:type="simple"/>
    <meta:editing-cycles>3</meta:editing-cycles>
    <meta:editing-duration>PT1080S</meta:editing-duration>
    <meta:document-statistic meta:page-count="1" meta:paragraph-count="2" meta:word-count="167" meta:character-count="1087" meta:row-count="7" meta:non-whitespace-character-count="922"/>
  </office:meta>
</office:document-meta>
</file>